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4953" officeooo:paragraph-rsid="000c49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2T19:42:28.129110006</meta:creation-date>
    <dc:date>2019-12-12T19:42:50.881823334</dc:date>
    <meta:editing-duration>PT23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6.3.3.2$Linux_X86_64 LibreOffice_project/30$Build-2</meta:generator>
  </office:meta>
</office:document-meta>
</file>